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0fb0d6" officeooo:paragraph-rsid="000fb0d6"/>
    </style:style>
    <style:style style:name="P2" style:family="paragraph" style:parent-style-name="Standard">
      <style:text-properties fo:language="en" fo:country="US" officeooo:rsid="00167b5c" officeooo:paragraph-rsid="00167b5c"/>
    </style:style>
    <style:style style:name="P3" style:family="paragraph" style:parent-style-name="Standard">
      <style:text-properties fo:language="en" fo:country="US" officeooo:rsid="00392575" officeooo:paragraph-rsid="00392575"/>
    </style:style>
    <style:style style:name="P4" style:family="paragraph" style:parent-style-name="Standard">
      <style:text-properties fo:language="en" fo:country="US" officeooo:rsid="0017fa46" officeooo:paragraph-rsid="0017fa46"/>
    </style:style>
    <style:style style:name="P5" style:family="paragraph" style:parent-style-name="Standard">
      <style:text-properties fo:language="en" fo:country="US" officeooo:rsid="001b7f12" officeooo:paragraph-rsid="001b7f12"/>
    </style:style>
    <style:style style:name="P6" style:family="paragraph" style:parent-style-name="Standard">
      <style:text-properties fo:language="en" fo:country="US" officeooo:rsid="0034493a" officeooo:paragraph-rsid="0034493a"/>
    </style:style>
    <style:style style:name="P7" style:family="paragraph" style:parent-style-name="Standard">
      <style:text-properties fo:language="en" fo:country="US" officeooo:rsid="00359c1c" officeooo:paragraph-rsid="00359c1c"/>
    </style:style>
    <style:style style:name="P8" style:family="paragraph" style:parent-style-name="Standard">
      <style:text-properties fo:language="en" fo:country="US" officeooo:rsid="0039f6da" officeooo:paragraph-rsid="0039f6da"/>
    </style:style>
    <style:style style:name="P9" style:family="paragraph" style:parent-style-name="Standard">
      <style:text-properties fo:language="en" fo:country="US" officeooo:rsid="0039f6da" officeooo:paragraph-rsid="005ba4a9"/>
    </style:style>
    <style:style style:name="P10" style:family="paragraph" style:parent-style-name="Standard">
      <style:text-properties fo:language="en" fo:country="US" officeooo:rsid="0051356d" officeooo:paragraph-rsid="0051356d"/>
    </style:style>
    <style:style style:name="P11" style:family="paragraph" style:parent-style-name="Standard">
      <style:text-properties fo:language="en" fo:country="US" officeooo:rsid="0051356d" officeooo:paragraph-rsid="005ba4a9"/>
    </style:style>
    <style:style style:name="P12" style:family="paragraph" style:parent-style-name="Standard">
      <style:text-properties fo:language="en" fo:country="US" officeooo:rsid="005320e7" officeooo:paragraph-rsid="005320e7"/>
    </style:style>
    <style:style style:name="P13" style:family="paragraph" style:parent-style-name="Standard">
      <style:text-properties fo:language="en" fo:country="US" officeooo:rsid="0053d306" officeooo:paragraph-rsid="00573356"/>
    </style:style>
    <style:style style:name="P14" style:family="paragraph" style:parent-style-name="Standard">
      <style:text-properties fo:language="en" fo:country="US" officeooo:rsid="0053d306" officeooo:paragraph-rsid="0059160e"/>
    </style:style>
    <style:style style:name="P15" style:family="paragraph" style:parent-style-name="Standard">
      <style:text-properties fo:language="en" fo:country="US" officeooo:rsid="005a2f00" officeooo:paragraph-rsid="005a2f00"/>
    </style:style>
    <style:style style:name="P16" style:family="paragraph" style:parent-style-name="Standard">
      <style:text-properties fo:language="en" fo:country="US" fo:font-weight="bold" officeooo:rsid="005320e7" officeooo:paragraph-rsid="005320e7" style:font-weight-asian="bold" style:font-weight-complex="bold"/>
    </style:style>
    <style:style style:name="P17" style:family="paragraph" style:parent-style-name="Standard">
      <style:text-properties fo:language="en" fo:country="US" officeooo:rsid="005d848a" officeooo:paragraph-rsid="005d9392"/>
    </style:style>
    <style:style style:name="P18" style:family="paragraph" style:parent-style-name="Standard">
      <style:text-properties fo:language="en" fo:country="US" officeooo:rsid="005d848a" officeooo:paragraph-rsid="00681a48"/>
    </style:style>
    <style:style style:name="P19" style:family="paragraph" style:parent-style-name="Standard">
      <style:text-properties fo:language="en" fo:country="US" officeooo:rsid="0066d728" officeooo:paragraph-rsid="006b338c"/>
    </style:style>
    <style:style style:name="P20" style:family="paragraph" style:parent-style-name="Standard">
      <style:text-properties fo:language="en" fo:country="US" officeooo:rsid="0066d728" officeooo:paragraph-rsid="006c5036"/>
    </style:style>
    <style:style style:name="P21" style:family="paragraph" style:parent-style-name="Standard" style:list-style-name="L1">
      <style:text-properties fo:language="en" fo:country="US" officeooo:rsid="000fb0d6" officeooo:paragraph-rsid="000fb0d6"/>
    </style:style>
    <style:style style:name="P22" style:family="paragraph" style:parent-style-name="Standard" style:list-style-name="L1">
      <style:text-properties fo:language="en" fo:country="US" officeooo:rsid="0011a9ff" officeooo:paragraph-rsid="0011a9ff"/>
    </style:style>
    <style:style style:name="P23" style:family="paragraph" style:parent-style-name="Standard" style:list-style-name="L1">
      <style:text-properties fo:language="en" fo:country="US" officeooo:rsid="00125b6f" officeooo:paragraph-rsid="00125b6f"/>
    </style:style>
    <style:style style:name="P24" style:family="paragraph" style:parent-style-name="Standard" style:list-style-name="L1">
      <style:text-properties fo:language="en" fo:country="US" officeooo:rsid="0013d81e" officeooo:paragraph-rsid="0013d81e"/>
    </style:style>
    <style:style style:name="P25" style:family="paragraph" style:parent-style-name="Standard" style:list-style-name="L1">
      <style:text-properties fo:language="en" fo:country="US" officeooo:rsid="0015c1df" officeooo:paragraph-rsid="0015c1df"/>
    </style:style>
    <style:style style:name="P26" style:family="paragraph" style:parent-style-name="Standard" style:list-style-name="L1">
      <style:text-properties fo:language="en" fo:country="US" officeooo:rsid="00167b5c" officeooo:paragraph-rsid="0017fa46"/>
    </style:style>
    <style:style style:name="P27" style:family="paragraph" style:parent-style-name="Standard" style:list-style-name="L1">
      <style:text-properties fo:language="en" fo:country="US" officeooo:rsid="00167b5c" officeooo:paragraph-rsid="00167b5c"/>
    </style:style>
    <style:style style:name="P28" style:family="paragraph" style:parent-style-name="Standard" style:list-style-name="L1">
      <style:text-properties fo:language="en" fo:country="US" officeooo:rsid="0022271c" officeooo:paragraph-rsid="0022271c"/>
    </style:style>
    <style:style style:name="P29" style:family="paragraph" style:parent-style-name="Standard" style:list-style-name="L1">
      <style:text-properties fo:language="en" fo:country="US" officeooo:rsid="0022271c" officeooo:paragraph-rsid="0025198c"/>
    </style:style>
    <style:style style:name="P30" style:family="paragraph" style:parent-style-name="Standard" style:list-style-name="L1">
      <style:text-properties fo:language="en" fo:country="US" officeooo:rsid="0025e1be" officeooo:paragraph-rsid="0025e1be"/>
    </style:style>
    <style:style style:name="P31" style:family="paragraph" style:parent-style-name="Standard" style:list-style-name="L1">
      <style:text-properties fo:language="en" fo:country="US" officeooo:rsid="0038aa3b" officeooo:paragraph-rsid="0038aa3b"/>
    </style:style>
    <style:style style:name="P32" style:family="paragraph" style:parent-style-name="Standard" style:list-style-name="L1">
      <style:text-properties fo:language="en" fo:country="US" officeooo:rsid="003aaa3e" officeooo:paragraph-rsid="003aaa3e"/>
    </style:style>
    <style:style style:name="P33" style:family="paragraph" style:parent-style-name="Standard" style:list-style-name="L1">
      <style:text-properties fo:language="en" fo:country="US" officeooo:rsid="00392575" officeooo:paragraph-rsid="00392575"/>
    </style:style>
    <style:style style:name="P34" style:family="paragraph" style:parent-style-name="Standard" style:list-style-name="L4">
      <style:text-properties fo:language="en" fo:country="US" officeooo:rsid="00392575" officeooo:paragraph-rsid="00392575"/>
    </style:style>
    <style:style style:name="P35" style:family="paragraph" style:parent-style-name="Standard" style:list-style-name="L2">
      <style:text-properties fo:language="en" fo:country="US" officeooo:rsid="0017fa46" officeooo:paragraph-rsid="0017fa46"/>
    </style:style>
    <style:style style:name="P36" style:family="paragraph" style:parent-style-name="Standard" style:list-style-name="L2">
      <style:text-properties fo:language="en" fo:country="US" officeooo:rsid="001f385d" officeooo:paragraph-rsid="001f385d"/>
    </style:style>
    <style:style style:name="P37" style:family="paragraph" style:parent-style-name="Standard" style:list-style-name="L2">
      <style:text-properties fo:language="en" fo:country="US" officeooo:rsid="001f385d" officeooo:paragraph-rsid="00321cbd"/>
    </style:style>
    <style:style style:name="P38" style:family="paragraph" style:parent-style-name="Standard" style:list-style-name="L2">
      <style:text-properties fo:language="en" fo:country="US" officeooo:rsid="0020f003" officeooo:paragraph-rsid="0020f003"/>
    </style:style>
    <style:style style:name="P39" style:family="paragraph" style:parent-style-name="Standard" style:list-style-name="L2">
      <style:text-properties fo:language="en" fo:country="US" officeooo:rsid="002c4aa3" officeooo:paragraph-rsid="002c4aa3"/>
    </style:style>
    <style:style style:name="P40" style:family="paragraph" style:parent-style-name="Standard" style:list-style-name="L2">
      <style:text-properties fo:language="en" fo:country="US" officeooo:rsid="00194565" officeooo:paragraph-rsid="00194565"/>
    </style:style>
    <style:style style:name="P41" style:family="paragraph" style:parent-style-name="Standard" style:list-style-name="L2">
      <style:text-properties fo:language="en" fo:country="US" officeooo:rsid="002eff68" officeooo:paragraph-rsid="002eff68"/>
    </style:style>
    <style:style style:name="P42" style:family="paragraph" style:parent-style-name="Standard" style:list-style-name="L2">
      <style:text-properties fo:language="en" fo:country="US" officeooo:rsid="00309ac3" officeooo:paragraph-rsid="00309ac3"/>
    </style:style>
    <style:style style:name="P43" style:family="paragraph" style:parent-style-name="Standard" style:list-style-name="L2">
      <style:text-properties fo:language="en" fo:country="US" officeooo:rsid="001b7f12" officeooo:paragraph-rsid="001b7f12"/>
    </style:style>
    <style:style style:name="P44" style:family="paragraph" style:parent-style-name="Standard" style:list-style-name="L3">
      <style:text-properties fo:language="en" fo:country="US" officeooo:rsid="00359c1c" officeooo:paragraph-rsid="00359c1c"/>
    </style:style>
    <style:style style:name="P45" style:family="paragraph" style:parent-style-name="Standard" style:list-style-name="L4">
      <style:text-properties fo:language="en" fo:country="US" officeooo:rsid="0039f6da" officeooo:paragraph-rsid="0039f6da"/>
    </style:style>
    <style:style style:name="P46" style:family="paragraph" style:parent-style-name="Standard">
      <style:text-properties fo:language="en" fo:country="US" fo:font-weight="normal" officeooo:rsid="006b338c" officeooo:paragraph-rsid="006b355d" style:font-weight-asian="normal" style:font-weight-complex="normal"/>
    </style:style>
    <style:style style:name="P47" style:family="paragraph" style:parent-style-name="Standard">
      <style:text-properties fo:language="en" fo:country="US" officeooo:rsid="0053d306" officeooo:paragraph-rsid="006cf41d"/>
    </style:style>
    <style:style style:name="P48" style:family="paragraph" style:parent-style-name="Standard">
      <style:text-properties fo:language="en" fo:country="US" officeooo:rsid="0066d728" officeooo:paragraph-rsid="006dee8a"/>
    </style:style>
    <style:style style:name="T1" style:family="text">
      <style:text-properties officeooo:rsid="00125b6f"/>
    </style:style>
    <style:style style:name="T2" style:family="text">
      <style:text-properties officeooo:rsid="0013d81e"/>
    </style:style>
    <style:style style:name="T3" style:family="text">
      <style:text-properties officeooo:rsid="00144c89"/>
    </style:style>
    <style:style style:name="T4" style:family="text">
      <style:text-properties officeooo:rsid="00165f6c"/>
    </style:style>
    <style:style style:name="T5" style:family="text">
      <style:text-properties officeooo:rsid="0017fa46"/>
    </style:style>
    <style:style style:name="T6" style:family="text">
      <style:text-properties officeooo:rsid="001e843e"/>
    </style:style>
    <style:style style:name="T7" style:family="text">
      <style:text-properties officeooo:rsid="0020ba96"/>
    </style:style>
    <style:style style:name="T8" style:family="text">
      <style:text-properties officeooo:rsid="002354ea"/>
    </style:style>
    <style:style style:name="T9" style:family="text">
      <style:text-properties officeooo:rsid="0025198c"/>
    </style:style>
    <style:style style:name="T10" style:family="text">
      <style:text-properties officeooo:rsid="0025e1be"/>
    </style:style>
    <style:style style:name="T11" style:family="text">
      <style:text-properties officeooo:rsid="00287917"/>
    </style:style>
    <style:style style:name="T12" style:family="text">
      <style:text-properties style:text-position="super 58%"/>
    </style:style>
    <style:style style:name="T13" style:family="text">
      <style:text-properties style:text-position="super 58%" officeooo:rsid="005d9392"/>
    </style:style>
    <style:style style:name="T14" style:family="text">
      <style:text-properties style:text-position="super 58%" officeooo:rsid="005efc36"/>
    </style:style>
    <style:style style:name="T15" style:family="text">
      <style:text-properties style:text-position="super 58%" officeooo:rsid="0064b528"/>
    </style:style>
    <style:style style:name="T16" style:family="text">
      <style:text-properties style:text-position="super 58%" officeooo:rsid="00681a48"/>
    </style:style>
    <style:style style:name="T17" style:family="text">
      <style:text-properties style:text-position="super 58%" fo:font-weight="normal" officeooo:rsid="006b338c" style:font-weight-asian="normal" style:font-weight-complex="normal"/>
    </style:style>
    <style:style style:name="T18" style:family="text">
      <style:text-properties style:text-position="super 58%" fo:font-weight="normal" officeooo:rsid="006dee8a" style:font-weight-asian="normal" style:font-weight-complex="normal"/>
    </style:style>
    <style:style style:name="T19" style:family="text">
      <style:text-properties style:text-position="super 58%" officeooo:rsid="006cf41d"/>
    </style:style>
    <style:style style:name="T20" style:family="text">
      <style:text-properties style:text-position="0% 100%"/>
    </style:style>
    <style:style style:name="T21" style:family="text">
      <style:text-properties style:text-position="0% 100%" officeooo:rsid="002eff68"/>
    </style:style>
    <style:style style:name="T22" style:family="text">
      <style:text-properties style:text-position="0% 100%" officeooo:rsid="004077a4"/>
    </style:style>
    <style:style style:name="T23" style:family="text">
      <style:text-properties officeooo:rsid="002dd9e0"/>
    </style:style>
    <style:style style:name="T24" style:family="text">
      <style:text-properties officeooo:rsid="002eff68"/>
    </style:style>
    <style:style style:name="T25" style:family="text">
      <style:text-properties officeooo:rsid="002f7fc5"/>
    </style:style>
    <style:style style:name="T26" style:family="text">
      <style:text-properties officeooo:rsid="00309ac3"/>
    </style:style>
    <style:style style:name="T27" style:family="text">
      <style:text-properties officeooo:rsid="0033f545"/>
    </style:style>
    <style:style style:name="T28" style:family="text">
      <style:text-properties officeooo:rsid="0038402b"/>
    </style:style>
    <style:style style:name="T29" style:family="text">
      <style:text-properties officeooo:rsid="0038aa3b"/>
    </style:style>
    <style:style style:name="T30" style:family="text">
      <style:text-properties officeooo:rsid="003a6cad"/>
    </style:style>
    <style:style style:name="T31" style:family="text">
      <style:text-properties officeooo:rsid="003b3876"/>
    </style:style>
    <style:style style:name="T32" style:family="text">
      <style:text-properties officeooo:rsid="003c8342"/>
    </style:style>
    <style:style style:name="T33" style:family="text">
      <style:text-properties officeooo:rsid="003e2aa0"/>
    </style:style>
    <style:style style:name="T34" style:family="text">
      <style:text-properties officeooo:rsid="004ee9a9"/>
    </style:style>
    <style:style style:name="T35" style:family="text">
      <style:text-properties officeooo:rsid="0053d306"/>
    </style:style>
    <style:style style:name="T36" style:family="text">
      <style:text-properties officeooo:rsid="00541019"/>
    </style:style>
    <style:style style:name="T37" style:family="text">
      <style:text-properties officeooo:rsid="00573356"/>
    </style:style>
    <style:style style:name="T38" style:family="text">
      <style:text-properties fo:font-weight="bold" style:font-weight-asian="bold" style:font-weight-complex="bold"/>
    </style:style>
    <style:style style:name="T39" style:family="text">
      <style:text-properties fo:font-weight="bold" officeooo:rsid="00541019" style:font-weight-asian="bold" style:font-weight-complex="bold"/>
    </style:style>
    <style:style style:name="T40" style:family="text">
      <style:text-properties fo:font-weight="bold" officeooo:rsid="005ba4a9" style:font-weight-asian="bold" style:font-weight-complex="bold"/>
    </style:style>
    <style:style style:name="T41" style:family="text">
      <style:text-properties fo:font-weight="bold" officeooo:rsid="006b338c" style:font-weight-asian="bold" style:font-weight-complex="bold"/>
    </style:style>
    <style:style style:name="T42" style:family="text">
      <style:text-properties officeooo:rsid="005d9392"/>
    </style:style>
    <style:style style:name="T43" style:family="text">
      <style:text-properties officeooo:rsid="005efc36"/>
    </style:style>
    <style:style style:name="T44" style:family="text">
      <style:text-properties officeooo:rsid="0060bae6"/>
    </style:style>
    <style:style style:name="T45" style:family="text">
      <style:text-properties officeooo:rsid="0062105c"/>
    </style:style>
    <style:style style:name="T46" style:family="text">
      <style:text-properties officeooo:rsid="00646108"/>
    </style:style>
    <style:style style:name="T47" style:family="text">
      <style:text-properties officeooo:rsid="006482a6"/>
    </style:style>
    <style:style style:name="T48" style:family="text">
      <style:text-properties officeooo:rsid="0064b528"/>
    </style:style>
    <style:style style:name="T49" style:family="text">
      <style:text-properties officeooo:rsid="00681a48"/>
    </style:style>
    <style:style style:name="T50" style:family="text">
      <style:text-properties officeooo:rsid="006b338c"/>
    </style:style>
    <style:style style:name="T51" style:family="text">
      <style:text-properties fo:font-weight="normal" officeooo:rsid="006b338c" style:font-weight-asian="normal" style:font-weight-complex="normal"/>
    </style:style>
    <style:style style:name="T52" style:family="text">
      <style:text-properties fo:font-weight="normal" officeooo:rsid="006b355d" style:font-weight-asian="normal" style:font-weight-complex="normal"/>
    </style:style>
    <style:style style:name="T53" style:family="text">
      <style:text-properties fo:font-weight="normal" officeooo:rsid="006ba1e6" style:font-weight-asian="normal" style:font-weight-complex="normal"/>
    </style:style>
    <style:style style:name="T54" style:family="text">
      <style:text-properties fo:font-weight="normal" officeooo:rsid="006c5036" style:font-weight-asian="normal" style:font-weight-complex="normal"/>
    </style:style>
    <style:style style:name="T55" style:family="text">
      <style:text-properties fo:font-weight="normal" officeooo:rsid="006dee8a" style:font-weight-asian="normal" style:font-weight-complex="normal"/>
    </style:style>
    <style:style style:name="T56" style:family="text">
      <style:text-properties officeooo:rsid="006cc190"/>
    </style:style>
    <style:style style:name="T57" style:family="text">
      <style:text-properties officeooo:rsid="006cf41d"/>
    </style:style>
    <style:style style:name="T58" style:family="text">
      <style:text-properties officeooo:rsid="006dee8a"/>
    </style:style>
    <style:style style:name="T59" style:family="text">
      <style:text-properties officeooo:rsid="006e2d7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ders:</text:p>
      <text:p text:style-name="P1"><text:tab/>Red Lady – Standard 1-10 RP, 3 traits</text:p>
      <text:p text:style-name="P1"><text:tab/>With the Storm High – Advanced 11-20 RP 4 traits per category</text:p>
      <text:p text:style-name="P1"><text:tab/>Far and Deep – Advanced 11-20 RP 4 traits per category</text:p>
      <text:p text:style-name="P1"><text:tab/>Superior – Monstrous 20+ RP 5 traits per category</text:p>
      <text:p text:style-name="P1"/>
      <text:p text:style-name="P1">BASE</text:p>
      <text:list xml:id="list282658159542602095" text:style-name="L1">
        <text:list-item>
          <text:p text:style-name="P21">Type <text:s/>- Outsider (native) (3 RP) SubType - Half Undead (5 RP)</text:p>
          <text:list>
            <text:list-item>
              <text:p text:style-name="P21">Darkvision 60</text:p>
            </text:list-item>
            <text:list-item>
              <text:p text:style-name="P21">Eat, Breathe, Sleep</text:p>
            </text:list-item>
            <text:list-item>
              <text:p text:style-name="P21">+2 vs Disease and Mind-affecting effects</text:p>
            </text:list-item>
            <text:list-item>
              <text:p text:style-name="P21">No penalties from energy-draining effects</text:p>
            </text:list-item>
            <text:list-item>
              <text:p text:style-name="P21">after 24 hours all negative levels removed without additional saving throws</text:p>
            </text:list-item>
            <text:list-item>
              <text:p text:style-name="P21">Inverted positive/negative energy effects</text:p>
            </text:list-item>
          </text:list>
        </text:list-item>
        <text:list-item>
          <text:p text:style-name="P21">Size – Small (0 RP)</text:p>
          <text:list>
            <text:list-item>
              <text:p text:style-name="P21">+1 Size bonus to AC</text:p>
            </text:list-item>
            <text:list-item>
              <text:p text:style-name="P21">+1 Size bonus Attack</text:p>
            </text:list-item>
            <text:list-item>
              <text:p text:style-name="P21">-1 CM Checks and -1 CMD</text:p>
            </text:list-item>
            <text:list-item>
              <text:p text:style-name="P21">+4 size bonus to stealth</text:p>
            </text:list-item>
            <text:list-item>
              <text:p text:style-name="P21">space 5x5, reach 5'</text:p>
            </text:list-item>
          </text:list>
        </text:list-item>
        <text:list-item>
          <text:p text:style-name="P21">Base Speed – Normal (<text:span text:style-name="T5">0</text:span> RP)</text:p>
          <text:list>
            <text:list-item>
              <text:p text:style-name="P21">30 ft</text:p>
            </text:list-item>
          </text:list>
        </text:list-item>
        <text:list-item>
          <text:p text:style-name="P22">Ability score modifier – Per race</text:p>
          <text:list>
            <text:list-item>
              <text:p text:style-name="P22">Red Lady – Standard (0 RP) - +2 Dex +2 Wisdom -2 Strength</text:p>
              <text:list>
                <text:list-item>
                  <text:p text:style-name="P23">As the first to contact the red lady this order has always been contemplative and orderly but lacked food for much of their formative development until gaining access to a dirt supply with which to grow food. As such their bloodline is weaker and most of their combat was martial rather than with brute strength.</text:p>
                </text:list-item>
              </text:list>
            </text:list-item>
            <text:list-item>
              <text:p text:style-name="P22">With the Storm High – Specialized (1 RP) - +<text:span text:style-name="T1">2</text:span> Intelligence, <text:span text:style-name="T1">+2 Chrarisma</text:span>, -<text:span text:style-name="T1">2 </text:span>Con</text:p>
              <text:list>
                <text:list-item>
                  <text:p text:style-name="P23">This bloodline was formed as a result of the far and deep's soldiers making war against the order of the superior. While raised initially by <text:span text:style-name="T2">F</text:span>ar and <text:span text:style-name="T2">D</text:span>eep keepers the<text:span text:style-name="T2">se hybrids</text:span> were eventually exiled from the army due to their predisposition to mental disorders. <text:span text:style-name="T2">The collection of oddminds proved industrious and inventive but exceptionally isolated. They were the first to discover the place beyond the world and returned to the far and deep bearing different utility. Their proximity to the line and a new pragmatic benefactor left them in a position where little if any combat skills need to exist and the sheer number of obsessives engaged with scolarly persuits in large groups leave few if any resembling any sort of physical fitness. </text:span></text:p>
                </text:list-item>
              </text:list>
            </text:list-item>
            <text:list-item>
              <text:p text:style-name="P22">Far and Deep – <text:span text:style-name="T1">Greater Paragon (2 RP) - +4 Constitution, +2 Strength, -2 Charisma</text:span></text:p>
              <text:list>
                <text:list-item>
                  <text:p text:style-name="P24">Originally a subset of the red lady dedicated wholly to the line <text:span text:style-name="T3">their infrequent trips back to their home order and rapidly differentiating social goals left keepers intentionally selecting for the neccecary factors of their survival. The unfortionate nature of the order of the superior's need to feed on suffering has hardened their souls leaving them cold and mirthless but indomitable.</text:span></text:p>
                </text:list-item>
              </text:list>
            </text:list-item>
            <text:list-item>
              <text:p text:style-name="P22">Superior – <text:span text:style-name="T1">Advanced (4 RP) - +2 Str Dex Con, +4 Charisma, -2 Wisdom</text:span></text:p>
              <text:list>
                <text:list-item>
                  <text:p text:style-name="P25">As some of the order of the red lady made contact with their namesake others wandered into a mind best left alone. That experience left their spirits diseased and bodies fundamentally altered. <text:span text:style-name="T4">A coup by their charismatic leader's new infectious individuality nearly collapsed the order of the red lady's council before being driven off by the cadre of dedicated warriors that would later form the far and deep. Each member when born is a copy of their birth parent's conciousness in effect a dangerously psycotic warden of the soul that body is born with. This lack of insight into their own actions as well as others is shown in their nearly universal abscence of empathy even if the body's expression of their soul warden's psycosis may vary.</text:span></text:p>
                </text:list-item>
              </text:list>
            </text:list-item>
          </text:list>
        </text:list-item>
        <text:list-item>
          <text:p text:style-name="P26">Language quality - Xenophobic (0 RP) – Children's Tongue</text:p>
          <text:list>
            <text:list-item>
              <text:p text:style-name="P27">Bonus Languages – Undercommon, Sylvan, Elven, Aklo</text:p>
            </text:list-item>
          </text:list>
        </text:list-item>
        <text:list-item>
          <text:p text:style-name="P28">Weaknesses</text:p>
          <text:list>
            <text:list-item>
              <text:p text:style-name="P28"><text:span text:style-name="T36">Vestigial</text:span> Low light vision - (-<text:span text:style-name="T10">2</text:span>) - As sunlight <text:span text:style-name="T10">blindness</text:span> but only while using low light vision <text:span text:style-name="T10">and it remains until out of bright light</text:span></text:p>
            </text:list-item>
            <text:list-item>
              <text:p text:style-name="P29"><text:span text:style-name="T9">Tethered Soul</text:span> - (-1) - Incapable of being resurrected <text:span text:style-name="T8">into life or undeath by external agency </text:span>unless <text:span text:style-name="T8">Grandfather Teeth permits it or even so much as deigns to listen to a contact plane spell which it generally will not even acknowledge. Should Grandfather Teeth abandon its rights to the body and subsume the soul the body is otherwise a usable corpse that produces undead at bonus levels equal to its caster level. If the heart and brain are not destroyed the body will resurrect as a Voidbrood on its own after 96 hours though it will not act until disturbed. Grandfather Teeth, at its option, may confine the spirit to the body and prevent the rise of a Voidbrood until the body is brought above -10 and made survivable to the soul. While so confined Grandfather Teeth's power acts as a continuous gentle repose spell and generally reserved for individuals it deems important in some great manner. Should the body be destroyed it does free the soul for reincarnation but earns Grandfather Teeth's enmity.</text:span></text:p>
            </text:list-item>
          </text:list>
        </text:list-item>
        <text:list-item>
          <text:p text:style-name="P30">Racial Trait</text:p>
          <text:list>
            <text:list-item>
              <text:p text:style-name="P30"><text:span text:style-name="T11">Heat Vision</text:span> - <text:span text:style-name="T27">1 RP - Requirement: Darkvision 60 ft - Adapted for acute binocular thermal vision the race can see heat output of the environment however for its benefits has several limitations. Infravision pierces anything below total cover though not invisibility. It cannot see through most conventional clear glass or through water. Falling water, such as rain, causes concealment for everything behind it or blindness depending on how hard and where it is falling, and fog reduces visual range to 5'. The character is incapable of reading anything with this vision if the writing does not provide thermal contrast.</text:span></text:p>
            </text:list-item>
            <text:list-item>
              <text:p text:style-name="P31">Reincarnation - This race is reincarnated into a new body upon death if Grandfather Teeth releases it from the former body. If the soul's new egg host is located before it gives birth and a <text:span text:style-name="T36">resurrection</text:span>, wish, or limited wish is cast on the egg it causes the character to emerge immediately as they died as per true resurrection. Locating the egg host requires a sample of the former body and their full name in order to cast locate creature or to contact grandfather teeth directly to ask for their return. The latter is likely to be unhealthy unless Grandfather Teeth or the Yellow has already demonstrated interest.</text:p>
            </text:list-item>
            <text:list-item>
              <text:p text:style-name="P32">Dreamless - <text:span text:style-name="T30">The souls of </text:span>Children of the Red Lady do<text:span text:style-name="T30"> not truly dream. A construct of the spirit wanders to occupy the sleeping body for a time until the spirit wakes. </text:span>When sleeping their body instead spawns an astral traveler <text:span text:style-name="T31">looking as if made of stained glass</text:span> on a random coterminous plan<text:span text:style-name="T33">e. Should they be touching other characters that do dream an object will be present inside the dreamer's dream that when used in some manner summons the Glimmer. Once the glimmer exists whenever it moves it does so at the character's maximum sprint speed.</text:span> While <text:span text:style-name="T32">Glimmer are </text:span>not intelligent <text:span text:style-name="T31">they are </text:span>impulsive in a manner that reflects the owner <text:span text:style-name="T32">while</text:span> shar<text:span text:style-name="T32">ing</text:span> their physical characteristics <text:span text:style-name="T32">except for their immediate mundane possessions. Should any immediate possessions have the ghost-touch enchantment, be a non intelligent magical item bound to the character, or otherwise able to be naturally manipulated by incorporeal beings then mundane ectoplasmic copies manifest into the glimmer's possession. Such ectoplasmic copies have identical non-magical characteristics though they vanish after 1 turn if separated from the Glimmer</text:span>. <text:span text:style-name="T31">Should the Glimmer by destroyed or be otherwise incapacitated from moving the sleeping character wakes immediately, destroying the traveler. Spells that restrain or contain astral travelers do not function on Glimmer and merely destroy them. The waking character thereafter remembers the experience as if it were a dream. This race cannot sleep in any area subject to a dimensional lock, antimagic field, or any other effect that bars extradimensional travel.</text:span></text:p>
            </text:list-item>
          </text:list>
        </text:list-item>
        <text:list-item>
          <text:p text:style-name="P33">Natural weapons </text:p>
          <text:list>
            <text:list-item>
              <text:p text:style-name="P33"><text:span text:style-name="T33">2 x </text:span>Claws 1d3 slicing, piercing</text:p>
            </text:list-item>
            <text:list-item>
              <text:p text:style-name="P33">Bite 1d2 piercing</text:p>
            </text:list-item>
            <text:list-item>
              <text:p text:style-name="P33"><text:span text:style-name="T33">2x </text:span>Toe claws 1d4 slicing, piercing</text:p>
            </text:list-item>
          </text:list>
        </text:list-item>
      </text:list>
      <text:p text:style-name="P2"/>
      <text:p text:style-name="P4">Traits</text:p>
      <text:list xml:id="list2615982054827258209" text:style-name="L2">
        <text:list-item>
          <text:p text:style-name="P35">Red Lady ( 8 RP ) - <text:span text:style-name="T26">1</text:span> <text:span text:style-name="T6">+ 3 = 11 RP</text:span></text:p>
          <text:list>
            <text:list-item>
              <text:p text:style-name="P36">Gliding Wings - <text:span text:style-name="T26">3 RP -</text:span> <text:span text:style-name="T7">Glide 60, drop 1 ft per 5 ft</text:span></text:p>
            </text:list-item>
          </text:list>
        </text:list-item>
        <text:list-item>
          <text:p text:style-name="P35">With the storm high ( 9 RP) - <text:span text:style-name="T26">1 + 10 = 18</text:span></text:p>
          <text:list>
            <text:list-item>
              <text:p text:style-name="P38">Flight - 4 <text:span text:style-name="T24">RP</text:span> - <text:s/>Fly 30, Clumsy</text:p>
            </text:list-item>
            <text:list-item>
              <text:p text:style-name="P39">Focused Study - 4 <text:span text:style-name="T24">RP</text:span> - Skill focus at 1st, 8<text:span text:style-name="T12">th</text:span>, and 16<text:span text:style-name="T12">th</text:span></text:p>
            </text:list-item>
            <text:list-item>
              <text:p text:style-name="P39"><text:span text:style-name="T20">Dreamspeaker - 2 </text:span><text:span text:style-name="T21">RP</text:span><text:span text:style-name="T20"> - +1 save vs sleep effects, with 15+ charisma Dream 1/d</text:span><text:span text:style-name="T22">ay</text:span></text:p>
            </text:list-item>
          </text:list>
        </text:list-item>
        <text:list-item>
          <text:p text:style-name="P35">Far and Deep (10 RP) - <text:span text:style-name="T26">1 + </text:span></text:p>
          <text:list>
            <text:list-item>
              <text:p text:style-name="P40">Ancient Foe - 3 <text:span text:style-name="T24">RP</text:span> - <text:span text:style-name="T23">Order of the superior - +2 dodge AC, +2 racial bonus CMD</text:span></text:p>
            </text:list-item>
            <text:list-item>
              <text:p text:style-name="P41">Fearless - 1 RP - +2 save vs fear <text:span text:style-name="T25">effects</text:span></text:p>
            </text:list-item>
            <text:list-item>
              <text:p text:style-name="P42">Constant spell-like divination - 3 RP - Detect Undead </text:p>
            </text:list-item>
            <text:list-item>
              <text:p text:style-name="P37">Gliding Wings - <text:span text:style-name="T26">3 RP -</text:span> <text:span text:style-name="T7">Glide 60, drop 1 ft per 5 ft</text:span></text:p>
            </text:list-item>
          </text:list>
        </text:list-item>
        <text:list-item>
          <text:p text:style-name="P35">Superior (12 RP)</text:p>
          <text:list>
            <text:list-item>
              <text:p text:style-name="P43">Fearless (1 RP)</text:p>
            </text:list-item>
          </text:list>
        </text:list-item>
      </text:list>
      <text:p text:style-name="P5"/>
      <text:p text:style-name="P6"><text:span text:style-name="T36">Sorcerer</text:span> Bloodline - Yellow</text:p>
      <text:p text:style-name="P6">These are children of the <text:span text:style-name="T36">pernicious </text:span>entity known <text:span text:style-name="T36">throughout</text:span> the Children's history as the Yellow, or informally as Nyx. The yellow is continuously reincarnated <text:span text:style-name="T29">without suffering loss</text:span>, <text:span text:style-name="T34">displacing a soul from its</text:span> <text:span text:style-name="T34">egg host</text:span> at will in favor of <text:span text:style-name="T34">herself</text:span> or on death, but suffer<text:span text:style-name="T34">s</text:span> no dilution of her bloodline <text:span text:style-name="T34">or power</text:span> <text:span text:style-name="T33">as she leaves broods in her wake</text:span>. As such her children are known to have curious properties should they survive at <text:span text:style-name="T36">fledgling</text:span> as the yellow only suffers those of blood relation to live <text:span text:style-name="T33">past fledgling</text:span> that kill her current body. <text:span text:style-name="T46">The yellow's progeny is very strongly female and while males may exist they will be sterile. Females of her bloodline among the first generation are known to be capable of producing half-breeds with nearly any species but subsequent generations will not as the children will inherit some of the non-children characteristics and be incompatible with either parent species even other first generation yellows. Thus yellow lineages are generally shallow in nature. They nonetheless can enjoy a significant status due to their innate power and parentage except with the Far and Deep whom object to their taking of leadership roles anywhere in the Children's society.</text:span></text:p>
      <text:p text:style-name="P6"/>
      <text:p text:style-name="P7">Class skill: Survival</text:p>
      <text:p text:style-name="P7"/>
      <text:p text:style-name="P7">Bonus spells</text:p>
      <text:list xml:id="list2927979332454545884" text:style-name="L3">
        <text:list-item>
          <text:p text:style-name="P44">3 - <text:span text:style-name="T28">Discern Next of Kin</text:span></text:p>
        </text:list-item>
        <text:list-item>
          <text:p text:style-name="P44">5 - <text:span text:style-name="T28">Whispering Wind</text:span></text:p>
        </text:list-item>
        <text:list-item>
          <text:p text:style-name="P44">7 - <text:span text:style-name="T28">Blood Biography</text:span></text:p>
        </text:list-item>
        <text:list-item>
          <text:p text:style-name="P44">9 - <text:span text:style-name="T35">Bestow Curse</text:span></text:p>
        </text:list-item>
        <text:list-item>
          <text:p text:style-name="P44">11 - <text:span text:style-name="T28">Contact Other Plane</text:span> </text:p>
        </text:list-item>
        <text:list-item>
          <text:p text:style-name="P44">13 - <text:span text:style-name="T28">Geas/Quest</text:span></text:p>
        </text:list-item>
        <text:list-item>
          <text:p text:style-name="P44">15 - <text:span text:style-name="T29">Scrying, Greater</text:span></text:p>
        </text:list-item>
        <text:list-item>
          <text:p text:style-name="P44">17 - <text:span text:style-name="T29">Demand</text:span></text:p>
        </text:list-item>
        <text:list-item>
          <text:p text:style-name="P44">19 - <text:span text:style-name="T29">Dominate Monster</text:span></text:p>
        </text:list-item>
      </text:list>
      <text:p text:style-name="P7"/>
      <text:p text:style-name="P3">Bonus Feats:</text:p>
      <text:list xml:id="list5570187734350952557" text:style-name="L4">
        <text:list-item>
          <text:p text:style-name="P34">Craft <text:span text:style-name="T36">Wondrous</text:span> Item</text:p>
        </text:list-item>
        <text:list-item>
          <text:p text:style-name="P34">Skill focus (<text:span text:style-name="T58">Lost</text:span>craft)</text:p>
        </text:list-item>
        <text:list-item>
          <text:p text:style-name="P34">Eldritch Claws</text:p>
        </text:list-item>
        <text:list-item>
          <text:p text:style-name="P34">Eschew Materials</text:p>
        </text:list-item>
        <text:list-item>
          <text:p text:style-name="P34">Improved Familiar</text:p>
        </text:list-item>
        <text:list-item>
          <text:p text:style-name="P34">Minor Spell <text:span text:style-name="T36">expertise</text:span></text:p>
        </text:list-item>
        <text:list-item>
          <text:p text:style-name="P45">Spell Perfection</text:p>
        </text:list-item>
      </text:list>
      <text:p text:style-name="P8"/>
      <text:p text:style-name="P9"><text:span text:style-name="T38">Bloodline Arcana</text:span> </text:p>
      <text:p text:style-name="P9"/>
      <text:p text:style-name="P11">While the yellow's bloodline is heavy on the spirit it does not impinge on the mind directly but remains a strong taint on the blood itself. Spells with the evil descriptor are subject to an Extended metamagic effect. <text:span text:style-name="T44">A minimal amount of t</text:span>he character's own saliva <text:span text:style-name="T44">or blood</text:span> satisfies a<text:span text:style-name="T44">n</text:span> unholy water <text:span text:style-name="T44">or</text:span> devil's blood <text:span text:style-name="T44">material requirement for spells </text:span>though neither strongly enough to produce effects on their own. <text:span text:style-name="T56">The magic of the Yellow's bloodline is particularly visceral with the Yellow's link to Losthome and spells of her progeny usually involve visual components presenting with spells. Spells cast from others may have visual components similarly manifesting spontaneously though they usually do not result in significant changes. Any abnormal physical changes separated from their caster degrade into their true form by evaporating blue ectoplasm.</text:span></text:p>
      <text:p text:style-name="P10"/>
      <text:p text:style-name="P16">Bloodline Powers</text:p>
      <text:p text:style-name="P12"/>
      <text:p text:style-name="P14"><text:span text:style-name="T38">Ire (S</text:span><text:span text:style-name="T39">u</text:span><text:span text:style-name="T38">)</text:span> - <text:span text:style-name="T37">Bruises begin to appear, muscles creak in complaint, and old doubts crawl into the mind as slow-boiled menace that suffuses the Yellow's lineage reaches out through the mind to rail against foes.</text:span></text:p>
      <text:p text:style-name="P13"/>
      <text:p text:style-name="P47">At <text:span text:style-name="T57">1</text:span><text:span text:style-name="T19">st</text:span> level the character can use a <text:span text:style-name="T37">targeted </text:span>gaze <text:span text:style-name="T37">with a swift action to cause 1 subdual damage for every even caster level beyond the 1st. It is a mind-affecting ranged touch attack that provokes attacks of opportunity with a range of 30 feet and willpower save equal to 10 + ½ sorcerer class levels + charisma bonus to negate. The target must be both conscious and have been aware of the gaze at some point though the target need not be looking at the caster to suffer Ire thereafter though the caster must be able to see or hear the target while concentrating for ire until the target leaves the caster's range, saves, loses consciousness, or dies. If the target saves against the gaze the creature may not be a target again for 24 hours. All intimidate checks against targets gain a profane bonus equal to the number of rounds they spent under ire that day.</text:span></text:p>
      <text:p text:style-name="P13"/>
      <text:p text:style-name="P15"><text:span text:style-name="T38">Yellow's Suture (S</text:span><text:span text:style-name="T40">p</text:span><text:span text:style-name="T38">) </text:span>- The Yellow's bloodline is particularly tenacious <text:span text:style-name="T47">in drawing strength from non-material planes </text:span>if not to the same degree as their mother creature. The character can force their body to heal faster or suture others with it using the <text:span text:style-name="T59">Grandfather Teeth</text:span>'s power. In either case a suture must first fade before another can be applied. <text:span text:style-name="T48">After 10</text:span><text:span text:style-name="T15">th</text:span><text:span text:style-name="T48"> level If the character is in a non-material plane they age at a tenth of their normal speed.</text:span></text:p>
      <text:p text:style-name="P15"/>
      <text:p text:style-name="P15">At 3<text:span text:style-name="T12">rd</text:span> level the character may use Infernal Healing on a<text:span text:style-name="T42">ny creature once per day per creature</text:span>. At 9<text:span text:style-name="T12">th</text:span> level the greater variant <text:span text:style-name="T45">can be used but the caster takes 2d6+8 subdual damage afterward</text:span>. <text:span text:style-name="T43">At 11</text:span><text:span text:style-name="T14">th</text:span><text:span text:style-name="T43"> level the character gains Fast Healing 1 while in partial shade or darkness and may use their Ire ability to transfer subdual then lethal damage from herself to another target instead of just causing subdual damage. At 15</text:span><text:span text:style-name="T14">th</text:span><text:span text:style-name="T43"> level subdual, lethal, then one temporary ability damage per hour may be transferred with the ire ability.</text:span></text:p>
      <text:p text:style-name="P15"/>
      <text:p text:style-name="P18"><text:span text:style-name="T38">Keymaster (Su)</text:span> - Grandfather Teeth is not deaf to the Yellow's progeny <text:span text:style-name="T42">and they inherit some of the rights of its servant Yellow's keys to the realm. <text:s/></text:span></text:p>
      <text:p text:style-name="P18"/>
      <text:p text:style-name="P18"><text:span text:style-name="T42">At 9</text:span><text:span text:style-name="T13">th</text:span><text:span text:style-name="T42"> level the caster is always transiently lucid while their body is recovering and may overtake their Glimmer at will. This leaves a gelatinous pile of evaporating ectoplasm at their previous location and causes enough subdual damage to result in immediate unconsciousness. Thus care must be taken for the exact moment the caster takes control. At 13</text:span><text:span text:style-name="T13">th</text:span><text:span text:style-name="T42"> level once per week the character can access the underworks from any active gate or portal as well as through the underworks access any other active gate or portal they have already passed through whether coplanar with the underworks or not. Gates or portals that would now be locked to them are still so but any actions that must be taken without needing the physical location can be done at the proxy portal. At 17</text:span><text:span text:style-name="T13">th</text:span><text:span text:style-name="T42"> level the character may use teleport per day equal to their charisma bonus but only to places they have already been.</text:span></text:p>
      <text:p text:style-name="P17"/>
      <text:p text:style-name="P48"><text:span text:style-name="T41">Millstone (Sp) –</text:span><text:span text:style-name="T51"> </text:span><text:span text:style-name="T52">Grandfather Teeth's power can be used to consume the power supporting the souls of the living to infuse it in useful tools </text:span><text:span text:style-name="T55">though Losthome itself is a world full of such power in physical form but far less forgiving in nature</text:span><text:span text:style-name="T52">. The caster is the </text:span><text:span text:style-name="T55">axle</text:span><text:span text:style-name="T52"> upon which the millstone will turn </text:span><text:span text:style-name="T55">to</text:span><text:span text:style-name="T52"> grind away power from the source </text:span><text:span text:style-name="T55">and craft it into a usable form</text:span><text:span text:style-name="T52">. </text:span><text:span text:style-name="T55">In Losthome the form is predetermined and cannot be functionally altered until first consumed into a real object.</text:span><text:span text:style-name="T52"> </text:span></text:p>
      <text:p text:style-name="P46"/>
      <text:p text:style-name="P20"><text:span text:style-name="T55">At 1</text:span><text:span text:style-name="T18">st</text:span><text:span text:style-name="T55"> level the character may make objects found in Losthome into real items they can take out of Losthome with them using a Lostcrafting skills discovered by some Twitch that frequent it and other Yellows. Lostcrafting is used for any object sourced from Losthome regardless of the object's type. </text:span><text:span text:style-name="T51">At 15</text:span><text:span text:style-name="T17">th</text:span><text:span text:style-name="T51"> level the character can pay magical item creation costs with </text:span><text:span text:style-name="T52">up to 1/10th of the</text:span><text:span text:style-name="T51"> XP </text:span><text:span text:style-name="T54">toward GP cost</text:span><text:span text:style-name="T51"> of </text:span><text:span text:style-name="T54">either </text:span><text:span text:style-name="T51">an intelligent </text:span><text:span text:style-name="T52">living </text:span><text:span text:style-name="T51">creature under their control </text:span><text:span text:style-name="T54">or one that is willing. All XP costs from item creation must be paid by the caster</text:span><text:span text:style-name="T51">. </text:span><text:span text:style-name="T52">Only one creature can be used for a crafting check at one time and if a creature is used other sources of materials may not be.</text:span><text:span text:style-name="T51"> </text:span><text:span text:style-name="T52">The process utterly destroys the creature </text:span><text:span text:style-name="T53">shredding the remains of its soul into Grandfather Teeth</text:span><text:span text:style-name="T52">. The crafting check still consumes the normal amount of time required for the craft check but until the crafting is done the creature underneath </text:span><text:span text:style-name="T54">G</text:span><text:span text:style-name="T52">randfather's millstone can only suffer, not die. Unlike normal magic item creation the task is continuous until it is finished and if the caster is prevented from staying awake or concentrated on their task the millstone will break and the creature will die wasting the half-created item. </text:span><text:span text:style-name="T53">All items created from compulsion and murder of creatures detect as evil. </text:span><text:span text:style-name="T52">A wish,</text:span><text:span text:style-name="T53"> limited wish, or miracle</text:span><text:span text:style-name="T52"> can undo the damage to the body but </text:span><text:span text:style-name="T53">only the direct intervention of a Diety, another evil being to pay souls in kind, or sufficient bargain with Grandfather Teeth will return what remains of the soul which will have a haunt centered on their person</text:span><text:span text:style-name="T52">. </text:span><text:span text:style-name="T53">The full name as known by the creature or its true name must be known for Grandfather Teeth to pour in spirit remnants to repair and retrieve the wounded soul.</text:span><text:span text:style-name="T52"> </text:span><text:span text:style-name="T54">Speak with the dead used on such corpses if able can only impart horrified screaming.</text:span></text:p>
      <text:p text:style-name="P19"/>
      <text:p text:style-name="P19"><text:span text:style-name="T41">Aspect <text:s/>(Su) -</text:span><text:span text:style-name="T50"> At 20</text:span><text:span text:style-name="T16">th</text:span><text:span text:style-name="T49"> level the character has become capable of being a true servant of Grandfather Teeth accessing a small portion of his awareness and power. The power drains all pigment from the character leaving them a cream-colored feathery albino. Even the nails and teeth are a pale yellow except for their blue quicks, blue flesh, and deep cobalt eyes. The character gains Telepathy 30 ft, Immunity to compulsion spells, Immunity to sneak attacks, and DR 10/Pois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7DT12H56M28S</meta:editing-duration>
    <meta:editing-cycles>14</meta:editing-cycles>
    <meta:generator>LibreOffice/5.0.5.2$Windows_x86 LibreOffice_project/55b006a02d247b5f7215fc6ea0fde844b30035b3</meta:generator>
    <dc:date>2016-03-26T02:47:18.840000000</dc:date>
    <meta:document-statistic meta:table-count="0" meta:image-count="0" meta:object-count="0" meta:page-count="1" meta:paragraph-count="90" meta:word-count="2859" meta:character-count="16323" meta:non-whitespace-character-count="13590"/>
    <meta:user-defined meta:name="Info 1"/>
    <meta:user-defined meta:name="Info 2"/>
    <meta:user-defined meta:name="Info 3"/>
    <meta:user-defined meta:name="Info 4"/>
  </office:meta>
</office:document-meta>
</file>